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CacheFactory.setDefaultCacheToFile( boolean cacheT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Cache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CacheFactory.StreamCacheFactory( boolean cacheT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CacheFactory.getCacheT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CacheFactory.createStream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eamCacheFactory.getInstance( boolean cacheTo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eamCacheFactory.createStreamCache( int hint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